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4488" officeooo:paragraph-rsid="00074488"/>
    </style:style>
    <style:style style:name="P2" style:family="paragraph" style:parent-style-name="Standard">
      <style:paragraph-properties fo:text-align="start" style:justify-single-word="false"/>
      <style:text-properties officeooo:rsid="00074488" officeooo:paragraph-rsid="00074488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074488"/>
    </style:style>
    <style:style style:name="P5" style:family="paragraph" style:parent-style-name="Table_20_Contents">
      <style:paragraph-properties fo:text-align="start" style:justify-single-word="false"/>
      <style:text-properties officeooo:rsid="00074488" officeooo:paragraph-rsid="000744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ep Learning, Machine Learning, AI, </text:p>
      <text:p text:style-name="P1"/>
      <table:table table:name="Table1" table:style-name="Table1">
        <table:table-column table:style-name="Table1.A" table:number-columns-repeated="2"/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5">Alfredo Canziani</text:p>
            <text:p text:style-name="P4">NYU </text:p>
            <text:p text:style-name="P4">Deep Learning SP20</text:p>
          </table:table-cell>
          <table:table-cell table:style-name="Table1.A1" office:value-type="string">
            <text:p text:style-name="P3"><text:a xlink:type="simple" xlink:href="https://youtube.com/playlist?list=PLLHTzKZzVU9eaEyErdV26ikyolxOsz6mq" text:style-name="Internet_20_link" text:visited-style-name="Visited_20_Internet_20_Link">https://youtube.com/playlist?list=PLLHTzKZzVU9eaEyErdV26ikyolxOsz6mq</text:a> </text:p>
            <text:p text:style-name="P3"/>
            <text:p text:style-name="P3"><text:a xlink:type="simple" xlink:href="https://atcold.github.io/pytorch-Deep-Learning/" text:style-name="Internet_20_link" text:visited-style-name="Visited_20_Internet_20_Link">https://atcold.github.io/pytorch-Deep-Learning/</text:a> </text:p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3412001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9:49:26.946000000</meta:creation-date>
    <dc:date>2021-08-26T19:51:52.764000000</dc:date>
    <meta:editing-duration>PT2M26S</meta:editing-duration>
    <meta:editing-cycles>1</meta:editing-cycles>
    <meta:document-statistic meta:table-count="1" meta:image-count="0" meta:object-count="0" meta:page-count="3" meta:paragraph-count="6" meta:word-count="13" meta:character-count="192" meta:non-whitespace-character-count="181"/>
    <meta:generator>LibreOffice/7.1.5.2$Windows_X86_64 LibreOffice_project/85f04e9f809797b8199d13c421bd8a2b025d52b5</meta:generator>
  </office:meta>
</office:document-meta>
</file>